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6744" officeooo:paragraph-rsid="00136744"/>
    </style:style>
    <style:style style:name="P2" style:family="paragraph" style:parent-style-name="Standard">
      <style:text-properties officeooo:rsid="00173578" officeooo:paragraph-rsid="00173578"/>
    </style:style>
    <style:style style:name="P3" style:family="paragraph" style:parent-style-name="Standard">
      <style:text-properties officeooo:rsid="00263040" officeooo:paragraph-rsid="00263040"/>
    </style:style>
    <style:style style:name="P4" style:family="paragraph" style:parent-style-name="Standard">
      <style:text-properties officeooo:rsid="00263040" officeooo:paragraph-rsid="00384646"/>
    </style:style>
    <style:style style:name="P5" style:family="paragraph" style:parent-style-name="Standard">
      <style:text-properties officeooo:rsid="0027f3ef" officeooo:paragraph-rsid="0027f3ef"/>
    </style:style>
    <style:style style:name="P6" style:family="paragraph" style:parent-style-name="Standard">
      <style:text-properties officeooo:rsid="002f2721" officeooo:paragraph-rsid="002f2721"/>
    </style:style>
    <style:style style:name="P7" style:family="paragraph" style:parent-style-name="Standard">
      <style:text-properties officeooo:rsid="00404d65" officeooo:paragraph-rsid="00404d65"/>
    </style:style>
    <style:style style:name="P8" style:family="paragraph" style:parent-style-name="Standard">
      <style:text-properties officeooo:rsid="00898118" officeooo:paragraph-rsid="00898118"/>
    </style:style>
    <style:style style:name="P9" style:family="paragraph" style:parent-style-name="Standard">
      <style:text-properties officeooo:rsid="00898118" officeooo:paragraph-rsid="00988c09"/>
    </style:style>
    <style:style style:name="P10" style:family="paragraph" style:parent-style-name="Standard">
      <style:text-properties officeooo:rsid="00a7adda" officeooo:paragraph-rsid="00a85c19"/>
    </style:style>
    <style:style style:name="P11" style:family="paragraph" style:parent-style-name="Standard">
      <style:text-properties officeooo:rsid="00a9169a" officeooo:paragraph-rsid="00a9169a"/>
    </style:style>
    <style:style style:name="P12" style:family="paragraph" style:parent-style-name="Standard">
      <style:text-properties officeooo:rsid="00a9cc00" officeooo:paragraph-rsid="00a9cc00"/>
    </style:style>
    <style:style style:name="P13" style:family="paragraph" style:parent-style-name="Standard">
      <style:text-properties officeooo:rsid="00ab592a" officeooo:paragraph-rsid="00ab592a"/>
    </style:style>
    <style:style style:name="P14" style:family="paragraph" style:parent-style-name="Standard">
      <style:text-properties officeooo:rsid="00b542cc" officeooo:paragraph-rsid="00b542cc"/>
    </style:style>
    <style:style style:name="P15" style:family="paragraph" style:parent-style-name="Standard">
      <style:text-properties style:font-name="AnjaliOldLipi" fo:font-size="13pt" style:text-underline-style="none" fo:font-weight="normal" officeooo:rsid="001139d6" officeooo:paragraph-rsid="001139d6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style:font-name="AnjaliOldLipi" fo:font-size="13pt" style:text-underline-style="none" fo:font-weight="normal" officeooo:rsid="00136744" officeooo:paragraph-rsid="00136744" style:font-size-asian="11.3500003814697pt" style:font-weight-asian="normal" style:font-size-complex="13pt" style:font-weight-complex="normal"/>
    </style:style>
    <style:style style:name="P17" style:family="paragraph" style:parent-style-name="Standard">
      <style:text-properties style:font-name="AnjaliOldLipi" fo:font-size="13pt" style:text-underline-style="none" fo:font-weight="normal" officeooo:rsid="00157191" officeooo:paragraph-rsid="00136744" style:font-size-asian="11.3500003814697pt" style:font-weight-asian="normal" style:font-size-complex="13pt" style:font-weight-complex="normal"/>
    </style:style>
    <style:style style:name="P18" style:family="paragraph" style:parent-style-name="Standard">
      <style:text-properties style:font-name="AnjaliOldLipi" fo:font-size="13pt" style:text-underline-style="none" fo:font-weight="normal" officeooo:rsid="00173578" officeooo:paragraph-rsid="00173578" style:font-size-asian="11.3500003814697pt" style:font-weight-asian="normal" style:font-size-complex="13pt" style:font-weight-complex="normal"/>
    </style:style>
    <style:style style:name="P19" style:family="paragraph" style:parent-style-name="Standard">
      <style:text-properties style:font-name="AnjaliOldLipi" fo:font-size="13pt" style:text-underline-style="none" fo:font-weight="normal" officeooo:rsid="001acadf" officeooo:paragraph-rsid="00173578" style:font-size-asian="11.3500003814697pt" style:font-weight-asian="normal" style:font-size-complex="13pt" style:font-weight-complex="normal"/>
    </style:style>
    <style:style style:name="P20" style:family="paragraph" style:parent-style-name="Standard">
      <style:text-properties style:font-name="AnjaliOldLipi" fo:font-size="13pt" style:text-underline-style="none" fo:font-weight="normal" officeooo:rsid="001acadf" officeooo:paragraph-rsid="001acadf" style:font-size-asian="11.3500003814697pt" style:font-weight-asian="normal" style:font-size-complex="13pt" style:font-weight-complex="normal"/>
    </style:style>
    <style:style style:name="P21" style:family="paragraph" style:parent-style-name="Standard">
      <style:text-properties style:font-name="AnjaliOldLipi" fo:font-size="13pt" style:text-underline-style="none" fo:font-weight="normal" officeooo:rsid="001c4670" officeooo:paragraph-rsid="001acadf" style:font-size-asian="11.3500003814697pt" style:font-weight-asian="normal" style:font-size-complex="13pt" style:font-weight-complex="normal"/>
    </style:style>
    <style:style style:name="P22" style:family="paragraph" style:parent-style-name="Standard">
      <style:text-properties style:font-name="AnjaliOldLipi" fo:font-size="13pt" style:text-underline-style="none" fo:font-weight="normal" officeooo:rsid="00263040" officeooo:paragraph-rsid="00263040" style:font-size-asian="11.3500003814697pt" style:font-weight-asian="normal" style:font-size-complex="13pt" style:font-weight-complex="normal"/>
    </style:style>
    <style:style style:name="P23" style:family="paragraph" style:parent-style-name="Standard">
      <style:text-properties style:font-name="AnjaliOldLipi" fo:font-size="13pt" style:text-underline-style="none" fo:font-weight="normal" officeooo:rsid="00263ab8" officeooo:paragraph-rsid="00263040" style:font-size-asian="11.3500003814697pt" style:font-weight-asian="normal" style:font-size-complex="13pt" style:font-weight-complex="normal"/>
    </style:style>
    <style:style style:name="P24" style:family="paragraph" style:parent-style-name="Standard">
      <style:text-properties style:font-name="AnjaliOldLipi" fo:font-size="13pt" style:text-underline-style="none" fo:font-weight="normal" officeooo:rsid="0027f3ef" officeooo:paragraph-rsid="0027f3ef" style:font-size-asian="11.3500003814697pt" style:font-weight-asian="normal" style:font-size-complex="13pt" style:font-weight-complex="normal"/>
    </style:style>
    <style:style style:name="P25" style:family="paragraph" style:parent-style-name="Standard">
      <style:text-properties style:font-name="AnjaliOldLipi" fo:font-size="13pt" style:text-underline-style="none" fo:font-weight="normal" officeooo:rsid="002f2721" officeooo:paragraph-rsid="002f2721" style:font-size-asian="11.3500003814697pt" style:font-weight-asian="normal" style:font-size-complex="13pt" style:font-weight-complex="normal"/>
    </style:style>
    <style:style style:name="P26" style:family="paragraph" style:parent-style-name="Standard">
      <style:text-properties style:font-name="AnjaliOldLipi" fo:font-size="13pt" style:text-underline-style="none" fo:font-weight="normal" officeooo:rsid="003971ab" officeooo:paragraph-rsid="002f2721" style:font-size-asian="11.3500003814697pt" style:font-weight-asian="normal" style:font-size-complex="13pt" style:font-weight-complex="normal"/>
    </style:style>
    <style:style style:name="P27" style:family="paragraph" style:parent-style-name="Standard">
      <style:text-properties style:font-name="AnjaliOldLipi" fo:font-size="13pt" style:text-underline-style="none" fo:font-weight="normal" officeooo:rsid="003c7218" officeooo:paragraph-rsid="002f2721" style:font-size-asian="11.3500003814697pt" style:font-weight-asian="normal" style:font-size-complex="13pt" style:font-weight-complex="normal"/>
    </style:style>
    <style:style style:name="P28" style:family="paragraph" style:parent-style-name="Standard">
      <style:text-properties style:font-name="AnjaliOldLipi" fo:font-size="13pt" style:text-underline-style="none" fo:font-weight="normal" officeooo:rsid="003e6360" officeooo:paragraph-rsid="003e6360" style:font-size-asian="11.3500003814697pt" style:font-weight-asian="normal" style:font-size-complex="13pt" style:font-weight-complex="normal"/>
    </style:style>
    <style:style style:name="P29" style:family="paragraph" style:parent-style-name="Standard">
      <style:text-properties style:font-name="AnjaliOldLipi" fo:font-size="13pt" style:text-underline-style="none" fo:font-weight="normal" officeooo:rsid="003e6360" officeooo:paragraph-rsid="002f2721" style:font-size-asian="11.3500003814697pt" style:font-weight-asian="normal" style:font-size-complex="13pt" style:font-weight-complex="normal"/>
    </style:style>
    <style:style style:name="P30" style:family="paragraph" style:parent-style-name="Standard">
      <style:text-properties style:font-name="AnjaliOldLipi" fo:font-size="13pt" style:text-underline-style="none" fo:font-weight="normal" officeooo:rsid="0042cf66" officeooo:paragraph-rsid="002f2721" style:font-size-asian="11.3500003814697pt" style:font-weight-asian="normal" style:font-size-complex="13pt" style:font-weight-complex="normal"/>
    </style:style>
    <style:style style:name="P31" style:family="paragraph" style:parent-style-name="Standard">
      <style:text-properties style:font-name="AnjaliOldLipi" fo:font-size="13pt" style:text-underline-style="none" fo:font-weight="normal" officeooo:rsid="00404d65" officeooo:paragraph-rsid="00404d65" style:font-size-asian="11.3500003814697pt" style:font-weight-asian="normal" style:font-size-complex="13pt" style:font-weight-complex="normal"/>
    </style:style>
    <style:style style:name="P32" style:family="paragraph" style:parent-style-name="Standard">
      <style:text-properties style:font-name="AnjaliOldLipi" fo:font-size="13pt" style:text-underline-style="none" fo:font-weight="normal" officeooo:rsid="00489514" officeooo:paragraph-rsid="00404d65" style:font-size-asian="11.3500003814697pt" style:font-weight-asian="normal" style:font-size-complex="13pt" style:font-weight-complex="normal"/>
    </style:style>
    <style:style style:name="P33" style:family="paragraph" style:parent-style-name="Standard">
      <style:text-properties style:font-name="AnjaliOldLipi" fo:font-size="13pt" style:text-underline-style="none" fo:font-weight="normal" officeooo:rsid="004a19c3" officeooo:paragraph-rsid="00404d65" style:font-size-asian="11.3500003814697pt" style:font-weight-asian="normal" style:font-size-complex="13pt" style:font-weight-complex="normal"/>
    </style:style>
    <style:style style:name="P34" style:family="paragraph" style:parent-style-name="Standard">
      <style:text-properties style:font-name="AnjaliOldLipi" fo:font-size="13pt" style:text-underline-style="none" fo:font-weight="normal" officeooo:rsid="004dfb85" officeooo:paragraph-rsid="00404d65" style:font-size-asian="11.3500003814697pt" style:font-weight-asian="normal" style:font-size-complex="13pt" style:font-weight-complex="normal"/>
    </style:style>
    <style:style style:name="P35" style:family="paragraph" style:parent-style-name="Standard">
      <style:text-properties style:font-name="AnjaliOldLipi" fo:font-size="13pt" style:text-underline-style="none" fo:font-weight="normal" officeooo:rsid="004ef4a3" officeooo:paragraph-rsid="00404d65" style:font-size-asian="11.3500003814697pt" style:font-weight-asian="normal" style:font-size-complex="13pt" style:font-weight-complex="normal"/>
    </style:style>
    <style:style style:name="P36" style:family="paragraph" style:parent-style-name="Standard">
      <style:text-properties style:font-name="AnjaliOldLipi" fo:font-size="13pt" style:text-underline-style="none" fo:font-weight="normal" officeooo:rsid="0052066c" officeooo:paragraph-rsid="00404d65" style:font-size-asian="11.3500003814697pt" style:font-weight-asian="normal" style:font-size-complex="13pt" style:font-weight-complex="normal"/>
    </style:style>
    <style:style style:name="P37" style:family="paragraph" style:parent-style-name="Standard">
      <style:text-properties style:font-name="AnjaliOldLipi" fo:font-size="13pt" style:text-underline-style="none" fo:font-weight="normal" officeooo:rsid="00550b0f" officeooo:paragraph-rsid="00404d65" style:font-size-asian="11.3500003814697pt" style:font-weight-asian="normal" style:font-size-complex="13pt" style:font-weight-complex="normal"/>
    </style:style>
    <style:style style:name="P38" style:family="paragraph" style:parent-style-name="Standard">
      <style:text-properties style:font-name="AnjaliOldLipi" fo:font-size="13pt" style:text-underline-style="none" fo:font-weight="normal" officeooo:rsid="00595f91" officeooo:paragraph-rsid="00404d65" style:font-size-asian="11.3500003814697pt" style:font-weight-asian="normal" style:font-size-complex="13pt" style:font-weight-complex="normal"/>
    </style:style>
    <style:style style:name="P39" style:family="paragraph" style:parent-style-name="Standard">
      <style:text-properties style:font-name="AnjaliOldLipi" fo:font-size="13pt" style:text-underline-style="none" fo:font-weight="normal" officeooo:rsid="005b1806" officeooo:paragraph-rsid="00404d65" style:font-size-asian="11.3500003814697pt" style:font-weight-asian="normal" style:font-size-complex="13pt" style:font-weight-complex="normal"/>
    </style:style>
    <style:style style:name="P40" style:family="paragraph" style:parent-style-name="Standard">
      <style:text-properties style:font-name="AnjaliOldLipi" fo:font-size="13pt" style:text-underline-style="none" fo:font-weight="normal" officeooo:rsid="00642631" officeooo:paragraph-rsid="00404d65" style:font-size-asian="11.3500003814697pt" style:font-weight-asian="normal" style:font-size-complex="13pt" style:font-weight-complex="normal"/>
    </style:style>
    <style:style style:name="P41" style:family="paragraph" style:parent-style-name="Standard">
      <style:text-properties style:font-name="AnjaliOldLipi" fo:font-size="13pt" style:text-underline-style="none" fo:font-weight="normal" officeooo:rsid="006cba4c" officeooo:paragraph-rsid="00404d65" style:font-size-asian="11.3500003814697pt" style:font-weight-asian="normal" style:font-size-complex="13pt" style:font-weight-complex="normal"/>
    </style:style>
    <style:style style:name="P42" style:family="paragraph" style:parent-style-name="Standard">
      <style:text-properties style:font-name="AnjaliOldLipi" fo:font-size="13pt" style:text-underline-style="none" fo:font-weight="normal" officeooo:rsid="006e5b0d" officeooo:paragraph-rsid="00404d65" style:font-size-asian="11.3500003814697pt" style:font-weight-asian="normal" style:font-size-complex="13pt" style:font-weight-complex="normal"/>
    </style:style>
    <style:style style:name="P43" style:family="paragraph" style:parent-style-name="Standard">
      <style:text-properties style:font-name="AnjaliOldLipi" fo:font-size="13pt" style:text-underline-style="none" fo:font-weight="normal" officeooo:rsid="007546b9" officeooo:paragraph-rsid="00404d65" style:font-size-asian="11.3500003814697pt" style:font-weight-asian="normal" style:font-size-complex="13pt" style:font-weight-complex="normal"/>
    </style:style>
    <style:style style:name="P44" style:family="paragraph" style:parent-style-name="Standard">
      <style:text-properties style:font-name="AnjaliOldLipi" fo:font-size="13pt" style:text-underline-style="none" fo:font-weight="normal" officeooo:rsid="007e3198" officeooo:paragraph-rsid="00404d65" style:font-size-asian="11.3500003814697pt" style:font-weight-asian="normal" style:font-size-complex="13pt" style:font-weight-complex="normal"/>
    </style:style>
    <style:style style:name="P45" style:family="paragraph" style:parent-style-name="Standard">
      <style:text-properties style:font-name="AnjaliOldLipi" fo:font-size="13pt" style:text-underline-style="none" fo:font-weight="normal" officeooo:rsid="0082a128" officeooo:paragraph-rsid="00404d65" style:font-size-asian="11.3500003814697pt" style:font-weight-asian="normal" style:font-size-complex="13pt" style:font-weight-complex="normal"/>
    </style:style>
    <style:style style:name="P46" style:family="paragraph" style:parent-style-name="Standard">
      <style:text-properties style:font-name="AnjaliOldLipi" fo:font-size="13pt" style:text-underline-style="none" fo:font-weight="normal" officeooo:rsid="00865210" officeooo:paragraph-rsid="00404d65" style:font-size-asian="11.3500003814697pt" style:font-weight-asian="normal" style:font-size-complex="13pt" style:font-weight-complex="normal"/>
    </style:style>
    <style:style style:name="P47" style:family="paragraph" style:parent-style-name="Standard">
      <style:text-properties style:font-name="AnjaliOldLipi" fo:font-size="13pt" style:text-underline-style="none" fo:font-weight="normal" officeooo:rsid="00898118" officeooo:paragraph-rsid="00898118" style:font-size-asian="11.3500003814697pt" style:font-weight-asian="normal" style:font-size-complex="13pt" style:font-weight-complex="normal"/>
    </style:style>
    <style:style style:name="P48" style:family="paragraph" style:parent-style-name="Standard">
      <style:text-properties style:font-name="AnjaliOldLipi" fo:font-size="13pt" style:text-underline-style="none" fo:font-weight="normal" officeooo:rsid="008cf27a" officeooo:paragraph-rsid="00898118" style:font-size-asian="11.3500003814697pt" style:font-weight-asian="normal" style:font-size-complex="13pt" style:font-weight-complex="normal"/>
    </style:style>
    <style:style style:name="P49" style:family="paragraph" style:parent-style-name="Standard">
      <style:text-properties style:font-name="AnjaliOldLipi" fo:font-size="13pt" style:text-underline-style="none" fo:font-weight="normal" officeooo:rsid="00988c09" officeooo:paragraph-rsid="00898118" style:font-size-asian="11.3500003814697pt" style:font-weight-asian="normal" style:font-size-complex="13pt" style:font-weight-complex="normal"/>
    </style:style>
    <style:style style:name="P50" style:family="paragraph" style:parent-style-name="Standard">
      <style:text-properties style:font-name="AnjaliOldLipi" fo:font-size="13pt" style:text-underline-style="none" fo:font-weight="normal" officeooo:rsid="00a5dfb3" officeooo:paragraph-rsid="00898118" style:font-size-asian="11.3500003814697pt" style:font-weight-asian="normal" style:font-size-complex="13pt" style:font-weight-complex="normal"/>
    </style:style>
    <style:style style:name="P51" style:family="paragraph" style:parent-style-name="Standard">
      <style:text-properties style:font-name="AnjaliOldLipi" fo:font-size="13pt" style:text-underline-style="none" fo:font-weight="normal" officeooo:rsid="00a758a2" officeooo:paragraph-rsid="00898118" style:font-size-asian="11.3500003814697pt" style:font-weight-asian="normal" style:font-size-complex="13pt" style:font-weight-complex="normal"/>
    </style:style>
    <style:style style:name="P52" style:family="paragraph" style:parent-style-name="Standard">
      <style:text-properties style:font-name="AnjaliOldLipi" fo:font-size="13pt" style:text-underline-style="none" fo:font-weight="normal" officeooo:rsid="00a7adda" officeooo:paragraph-rsid="00a85c19" style:font-size-asian="11.3500003814697pt" style:font-weight-asian="normal" style:font-size-complex="13pt" style:font-weight-complex="normal"/>
    </style:style>
    <style:style style:name="P53" style:family="paragraph" style:parent-style-name="Standard">
      <style:text-properties style:font-name="AnjaliOldLipi" fo:font-size="13pt" style:text-underline-style="none" fo:font-weight="normal" officeooo:rsid="00a993b9" officeooo:paragraph-rsid="00a9169a" style:font-size-asian="11.3500003814697pt" style:font-weight-asian="normal" style:font-size-complex="13pt" style:font-weight-complex="normal"/>
    </style:style>
    <style:style style:name="P54" style:family="paragraph" style:parent-style-name="Standard">
      <style:text-properties style:font-name="AnjaliOldLipi" fo:font-size="13pt" style:text-underline-style="none" fo:font-weight="normal" officeooo:rsid="00a9cc00" officeooo:paragraph-rsid="00a9cc00" style:font-size-asian="11.3500003814697pt" style:font-weight-asian="normal" style:font-size-complex="13pt" style:font-weight-complex="normal"/>
    </style:style>
    <style:style style:name="P55" style:family="paragraph" style:parent-style-name="Standard">
      <style:text-properties style:font-name="AnjaliOldLipi" fo:font-size="13pt" style:text-underline-style="none" fo:font-weight="normal" officeooo:rsid="00ab592a" officeooo:paragraph-rsid="00ab592a" style:font-size-asian="11.3500003814697pt" style:font-weight-asian="normal" style:font-size-complex="13pt" style:font-weight-complex="normal"/>
    </style:style>
    <style:style style:name="P56" style:family="paragraph" style:parent-style-name="Standard">
      <style:text-properties style:font-name="AnjaliOldLipi" fo:font-size="13pt" style:text-underline-style="none" fo:font-weight="normal" officeooo:rsid="00b13c0f" officeooo:paragraph-rsid="00ab592a" style:font-size-asian="11.3500003814697pt" style:font-weight-asian="normal" style:font-size-complex="13pt" style:font-weight-complex="normal"/>
    </style:style>
    <style:style style:name="P57" style:family="paragraph" style:parent-style-name="Standard">
      <style:text-properties style:font-name="AnjaliOldLipi" fo:font-size="13pt" style:text-underline-style="none" fo:font-weight="normal" officeooo:rsid="00b379d2" officeooo:paragraph-rsid="00a9169a" style:font-size-asian="11.3500003814697pt" style:font-weight-asian="normal" style:font-size-complex="13pt" style:font-weight-complex="normal"/>
    </style:style>
    <style:style style:name="P58" style:family="paragraph" style:parent-style-name="Standard">
      <style:text-properties style:font-name="AnjaliOldLipi" fo:font-size="13pt" style:text-underline-style="none" fo:font-weight="normal" officeooo:rsid="00b6b931" officeooo:paragraph-rsid="00b542cc" style:font-size-asian="11.3500003814697pt" style:font-weight-asian="normal" style:font-size-complex="13pt" style:font-weight-complex="normal"/>
    </style:style>
    <style:style style:name="P59" style:family="paragraph" style:parent-style-name="Standard">
      <style:text-properties style:font-name="AnjaliOldLipi" fo:font-size="13pt" style:text-underline-style="none" fo:font-weight="normal" officeooo:rsid="00a9169a" officeooo:paragraph-rsid="00a9169a" style:font-size-asian="11.3500003814697pt" style:font-weight-asian="normal" style:font-size-complex="13pt" style:font-weight-complex="normal"/>
    </style:style>
    <style:style style:name="P60" style:family="paragraph" style:parent-style-name="Standard">
      <style:text-properties style:font-name="AnjaliOldLipi" fo:font-size="13pt" style:text-underline-style="none" fo:font-weight="normal" officeooo:rsid="00816057" officeooo:paragraph-rsid="00404d65" style:font-size-asian="11.3500003814697pt" style:font-weight-asian="normal" style:font-size-complex="13pt" style:font-weight-complex="normal"/>
    </style:style>
    <style:style style:name="P61" style:family="paragraph" style:parent-style-name="Standard">
      <style:text-properties style:font-name="AnjaliOldLipi" fo:font-size="13pt" style:text-underline-style="none" fo:font-weight="normal" officeooo:rsid="0069b16e" officeooo:paragraph-rsid="00404d65" style:font-size-asian="11.3500003814697pt" style:font-weight-asian="normal" style:font-size-complex="13pt" style:font-weight-complex="normal"/>
    </style:style>
    <style:style style:name="P62" style:family="paragraph" style:parent-style-name="Standard">
      <style:text-properties style:font-name="AnjaliOldLipi" fo:font-size="13pt" style:text-underline-style="none" fo:font-weight="normal" officeooo:rsid="004d00d6" officeooo:paragraph-rsid="00404d65" style:font-size-asian="11.3500003814697pt" style:font-weight-asian="normal" style:font-size-complex="13pt" style:font-weight-complex="normal"/>
    </style:style>
    <style:style style:name="P63" style:family="paragraph" style:parent-style-name="Standard">
      <style:text-properties style:font-name="AnjaliOldLipi" fo:font-size="13pt" style:text-underline-style="none" fo:font-weight="normal" officeooo:rsid="001495d1" officeooo:paragraph-rsid="00136744" style:font-size-asian="11.3500003814697pt" style:font-weight-asian="normal" style:font-size-complex="13pt" style:font-weight-complex="normal"/>
    </style:style>
    <style:style style:name="T1" style:family="text">
      <style:text-properties style:font-name="AnjaliOldLipi" fo:font-size="20pt" style:text-underline-style="solid" style:text-underline-width="auto" style:text-underline-color="font-color" fo:font-weight="bold" officeooo:rsid="001139d6" style:font-size-asian="17.5pt" style:font-weight-asian="bold" style:font-size-complex="20pt" style:font-weight-complex="bold"/>
    </style:style>
    <style:style style:name="T2" style:family="text">
      <style:text-properties style:font-name="AnjaliOldLipi" fo:font-size="13pt" style:text-underline-style="none" fo:font-weight="normal" style:font-size-asian="11.3500003814697pt" style:font-weight-asian="normal" style:font-size-complex="13pt" style:font-weight-complex="normal"/>
    </style:style>
    <style:style style:name="T3" style:family="text">
      <style:text-properties style:font-name="AnjaliOldLipi" fo:font-size="13pt" style:text-underline-style="none" fo:font-weight="normal" officeooo:rsid="001495d1" style:font-size-asian="11.3500003814697pt" style:font-weight-asian="normal" style:font-size-complex="13pt" style:font-weight-complex="normal"/>
    </style:style>
    <style:style style:name="T4" style:family="text">
      <style:text-properties style:font-name="AnjaliOldLipi" fo:font-size="13pt" style:text-underline-style="none" fo:font-weight="normal" officeooo:rsid="00157191" style:font-size-asian="11.3500003814697pt" style:font-weight-asian="normal" style:font-size-complex="13pt" style:font-weight-complex="normal"/>
    </style:style>
    <style:style style:name="T5" style:family="text">
      <style:text-properties style:font-name="AnjaliOldLipi" fo:font-size="13pt" style:text-underline-style="none" fo:font-weight="normal" officeooo:rsid="00177c41" style:font-size-asian="11.3500003814697pt" style:font-weight-asian="normal" style:font-size-complex="13pt" style:font-weight-complex="normal"/>
    </style:style>
    <style:style style:name="T6" style:family="text">
      <style:text-properties style:font-name="AnjaliOldLipi" fo:font-size="13pt" style:text-underline-style="none" fo:font-weight="normal" officeooo:rsid="001975d3" style:font-size-asian="11.3500003814697pt" style:font-weight-asian="normal" style:font-size-complex="13pt" style:font-weight-complex="normal"/>
    </style:style>
    <style:style style:name="T7" style:family="text">
      <style:text-properties style:font-name="AnjaliOldLipi" fo:font-size="13pt" style:text-underline-style="none" fo:font-weight="normal" officeooo:rsid="001acadf" style:font-size-asian="11.3500003814697pt" style:font-weight-asian="normal" style:font-size-complex="13pt" style:font-weight-complex="normal"/>
    </style:style>
    <style:style style:name="T8" style:family="text">
      <style:text-properties style:font-name="AnjaliOldLipi" fo:font-size="13pt" style:text-underline-style="none" fo:font-weight="normal" officeooo:rsid="001c4670" style:font-size-asian="11.3500003814697pt" style:font-weight-asian="normal" style:font-size-complex="13pt" style:font-weight-complex="normal"/>
    </style:style>
    <style:style style:name="T9" style:family="text">
      <style:text-properties style:font-name="AnjaliOldLipi" fo:font-size="13pt" style:text-underline-style="none" fo:font-weight="normal" officeooo:rsid="00263ab8" style:font-size-asian="11.3500003814697pt" style:font-weight-asian="normal" style:font-size-complex="13pt" style:font-weight-complex="normal"/>
    </style:style>
    <style:style style:name="T10" style:family="text">
      <style:text-properties style:font-name="AnjaliOldLipi" fo:font-size="13pt" style:text-underline-style="none" fo:font-weight="normal" officeooo:rsid="002aadf7" style:font-size-asian="11.3500003814697pt" style:font-weight-asian="normal" style:font-size-complex="13pt" style:font-weight-complex="normal"/>
    </style:style>
    <style:style style:name="T11" style:family="text">
      <style:text-properties style:font-name="AnjaliOldLipi" fo:font-size="13pt" style:text-underline-style="none" fo:font-weight="normal" officeooo:rsid="002dae4a" style:font-size-asian="11.3500003814697pt" style:font-weight-asian="normal" style:font-size-complex="13pt" style:font-weight-complex="normal"/>
    </style:style>
    <style:style style:name="T12" style:family="text">
      <style:text-properties style:font-name="AnjaliOldLipi" fo:font-size="13pt" style:text-underline-style="none" fo:font-weight="normal" officeooo:rsid="00307a38" style:font-size-asian="11.3500003814697pt" style:font-weight-asian="normal" style:font-size-complex="13pt" style:font-weight-complex="normal"/>
    </style:style>
    <style:style style:name="T13" style:family="text">
      <style:text-properties style:font-name="AnjaliOldLipi" fo:font-size="13pt" style:text-underline-style="none" fo:font-weight="normal" officeooo:rsid="003374a4" style:font-size-asian="11.3500003814697pt" style:font-weight-asian="normal" style:font-size-complex="13pt" style:font-weight-complex="normal"/>
    </style:style>
    <style:style style:name="T14" style:family="text">
      <style:text-properties style:font-name="AnjaliOldLipi" fo:font-size="13pt" style:text-underline-style="none" fo:font-weight="normal" officeooo:rsid="00384646" style:font-size-asian="11.3500003814697pt" style:font-weight-asian="normal" style:font-size-complex="13pt" style:font-weight-complex="normal"/>
    </style:style>
    <style:style style:name="T15" style:family="text">
      <style:text-properties style:font-name="AnjaliOldLipi" fo:font-size="13pt" style:text-underline-style="none" fo:font-weight="normal" officeooo:rsid="00393114" style:font-size-asian="11.3500003814697pt" style:font-weight-asian="normal" style:font-size-complex="13pt" style:font-weight-complex="normal"/>
    </style:style>
    <style:style style:name="T16" style:family="text">
      <style:text-properties style:font-name="AnjaliOldLipi" fo:font-size="13pt" style:text-underline-style="none" fo:font-weight="normal" officeooo:rsid="003971ab" style:font-size-asian="11.3500003814697pt" style:font-weight-asian="normal" style:font-size-complex="13pt" style:font-weight-complex="normal"/>
    </style:style>
    <style:style style:name="T17" style:family="text">
      <style:text-properties style:font-name="AnjaliOldLipi" fo:font-size="13pt" style:text-underline-style="none" fo:font-weight="normal" officeooo:rsid="003c7218" style:font-size-asian="11.3500003814697pt" style:font-weight-asian="normal" style:font-size-complex="13pt" style:font-weight-complex="normal"/>
    </style:style>
    <style:style style:name="T18" style:family="text">
      <style:text-properties style:font-name="AnjaliOldLipi" fo:font-size="13pt" style:text-underline-style="none" fo:font-weight="normal" officeooo:rsid="003e6360" style:font-size-asian="11.3500003814697pt" style:font-weight-asian="normal" style:font-size-complex="13pt" style:font-weight-complex="normal"/>
    </style:style>
    <style:style style:name="T19" style:family="text">
      <style:text-properties style:font-name="AnjaliOldLipi" fo:font-size="13pt" style:text-underline-style="none" fo:font-weight="normal" officeooo:rsid="0042cf66" style:font-size-asian="11.3500003814697pt" style:font-weight-asian="normal" style:font-size-complex="13pt" style:font-weight-complex="normal"/>
    </style:style>
    <style:style style:name="T20" style:family="text">
      <style:text-properties style:font-name="AnjaliOldLipi" fo:font-size="13pt" style:text-underline-style="none" fo:font-weight="normal" officeooo:rsid="00489514" style:font-size-asian="11.3500003814697pt" style:font-weight-asian="normal" style:font-size-complex="13pt" style:font-weight-complex="normal"/>
    </style:style>
    <style:style style:name="T21" style:family="text">
      <style:text-properties style:font-name="AnjaliOldLipi" fo:font-size="13pt" style:text-underline-style="none" fo:font-weight="normal" officeooo:rsid="004a19c3" style:font-size-asian="11.3500003814697pt" style:font-weight-asian="normal" style:font-size-complex="13pt" style:font-weight-complex="normal"/>
    </style:style>
    <style:style style:name="T22" style:family="text">
      <style:text-properties style:font-name="AnjaliOldLipi" fo:font-size="13pt" style:text-underline-style="none" fo:font-weight="normal" officeooo:rsid="004d00d6" style:font-size-asian="11.3500003814697pt" style:font-weight-asian="normal" style:font-size-complex="13pt" style:font-weight-complex="normal"/>
    </style:style>
    <style:style style:name="T23" style:family="text">
      <style:text-properties style:font-name="AnjaliOldLipi" fo:font-size="13pt" style:text-underline-style="none" fo:font-weight="normal" officeooo:rsid="004dfb85" style:font-size-asian="11.3500003814697pt" style:font-weight-asian="normal" style:font-size-complex="13pt" style:font-weight-complex="normal"/>
    </style:style>
    <style:style style:name="T24" style:family="text">
      <style:text-properties style:font-name="AnjaliOldLipi" fo:font-size="13pt" style:text-underline-style="none" fo:font-weight="normal" officeooo:rsid="004ef4a3" style:font-size-asian="11.3500003814697pt" style:font-weight-asian="normal" style:font-size-complex="13pt" style:font-weight-complex="normal"/>
    </style:style>
    <style:style style:name="T25" style:family="text">
      <style:text-properties style:font-name="AnjaliOldLipi" fo:font-size="13pt" style:text-underline-style="none" fo:font-weight="normal" officeooo:rsid="0052066c" style:font-size-asian="11.3500003814697pt" style:font-weight-asian="normal" style:font-size-complex="13pt" style:font-weight-complex="normal"/>
    </style:style>
    <style:style style:name="T26" style:family="text">
      <style:text-properties style:font-name="AnjaliOldLipi" fo:font-size="13pt" style:text-underline-style="none" fo:font-weight="normal" officeooo:rsid="00550b0f" style:font-size-asian="11.3500003814697pt" style:font-weight-asian="normal" style:font-size-complex="13pt" style:font-weight-complex="normal"/>
    </style:style>
    <style:style style:name="T27" style:family="text">
      <style:text-properties style:font-name="AnjaliOldLipi" fo:font-size="13pt" style:text-underline-style="none" fo:font-weight="normal" officeooo:rsid="00595f91" style:font-size-asian="11.3500003814697pt" style:font-weight-asian="normal" style:font-size-complex="13pt" style:font-weight-complex="normal"/>
    </style:style>
    <style:style style:name="T28" style:family="text">
      <style:text-properties style:font-name="AnjaliOldLipi" fo:font-size="13pt" style:text-underline-style="none" fo:font-weight="normal" officeooo:rsid="005b1806" style:font-size-asian="11.3500003814697pt" style:font-weight-asian="normal" style:font-size-complex="13pt" style:font-weight-complex="normal"/>
    </style:style>
    <style:style style:name="T29" style:family="text">
      <style:text-properties style:font-name="AnjaliOldLipi" fo:font-size="13pt" style:text-underline-style="none" fo:font-weight="normal" officeooo:rsid="005de768" style:font-size-asian="11.3500003814697pt" style:font-weight-asian="normal" style:font-size-complex="13pt" style:font-weight-complex="normal"/>
    </style:style>
    <style:style style:name="T30" style:family="text">
      <style:text-properties style:font-name="AnjaliOldLipi" fo:font-size="13pt" style:text-underline-style="none" fo:font-weight="normal" officeooo:rsid="005efe5f" style:font-size-asian="11.3500003814697pt" style:font-weight-asian="normal" style:font-size-complex="13pt" style:font-weight-complex="normal"/>
    </style:style>
    <style:style style:name="T31" style:family="text">
      <style:text-properties style:font-name="AnjaliOldLipi" fo:font-size="13pt" style:text-underline-style="none" fo:font-weight="normal" officeooo:rsid="00607da1" style:font-size-asian="11.3500003814697pt" style:font-weight-asian="normal" style:font-size-complex="13pt" style:font-weight-complex="normal"/>
    </style:style>
    <style:style style:name="T32" style:family="text">
      <style:text-properties style:font-name="AnjaliOldLipi" fo:font-size="13pt" style:text-underline-style="none" fo:font-weight="normal" officeooo:rsid="0062cfd3" style:font-size-asian="11.3500003814697pt" style:font-weight-asian="normal" style:font-size-complex="13pt" style:font-weight-complex="normal"/>
    </style:style>
    <style:style style:name="T33" style:family="text">
      <style:text-properties style:font-name="AnjaliOldLipi" fo:font-size="13pt" style:text-underline-style="none" fo:font-weight="normal" officeooo:rsid="00642631" style:font-size-asian="11.3500003814697pt" style:font-weight-asian="normal" style:font-size-complex="13pt" style:font-weight-complex="normal"/>
    </style:style>
    <style:style style:name="T34" style:family="text">
      <style:text-properties style:font-name="AnjaliOldLipi" fo:font-size="13pt" style:text-underline-style="none" fo:font-weight="normal" officeooo:rsid="00681d51" style:font-size-asian="11.3500003814697pt" style:font-weight-asian="normal" style:font-size-complex="13pt" style:font-weight-complex="normal"/>
    </style:style>
    <style:style style:name="T35" style:family="text">
      <style:text-properties style:font-name="AnjaliOldLipi" fo:font-size="13pt" style:text-underline-style="none" fo:font-weight="normal" officeooo:rsid="0069b16e" style:font-size-asian="11.3500003814697pt" style:font-weight-asian="normal" style:font-size-complex="13pt" style:font-weight-complex="normal"/>
    </style:style>
    <style:style style:name="T36" style:family="text">
      <style:text-properties style:font-name="AnjaliOldLipi" fo:font-size="13pt" style:text-underline-style="none" fo:font-weight="normal" officeooo:rsid="006cba4c" style:font-size-asian="11.3500003814697pt" style:font-weight-asian="normal" style:font-size-complex="13pt" style:font-weight-complex="normal"/>
    </style:style>
    <style:style style:name="T37" style:family="text">
      <style:text-properties style:font-name="AnjaliOldLipi" fo:font-size="13pt" style:text-underline-style="none" fo:font-weight="normal" officeooo:rsid="006e5b0d" style:font-size-asian="11.3500003814697pt" style:font-weight-asian="normal" style:font-size-complex="13pt" style:font-weight-complex="normal"/>
    </style:style>
    <style:style style:name="T38" style:family="text">
      <style:text-properties style:font-name="AnjaliOldLipi" fo:font-size="13pt" style:text-underline-style="none" fo:font-weight="normal" officeooo:rsid="007546b9" style:font-size-asian="11.3500003814697pt" style:font-weight-asian="normal" style:font-size-complex="13pt" style:font-weight-complex="normal"/>
    </style:style>
    <style:style style:name="T39" style:family="text">
      <style:text-properties style:font-name="AnjaliOldLipi" fo:font-size="13pt" style:text-underline-style="none" fo:font-weight="normal" officeooo:rsid="00766f85" style:font-size-asian="11.3500003814697pt" style:font-weight-asian="normal" style:font-size-complex="13pt" style:font-weight-complex="normal"/>
    </style:style>
    <style:style style:name="T40" style:family="text">
      <style:text-properties style:font-name="AnjaliOldLipi" fo:font-size="13pt" style:text-underline-style="none" fo:font-weight="normal" officeooo:rsid="007e3198" style:font-size-asian="11.3500003814697pt" style:font-weight-asian="normal" style:font-size-complex="13pt" style:font-weight-complex="normal"/>
    </style:style>
    <style:style style:name="T41" style:family="text">
      <style:text-properties style:font-name="AnjaliOldLipi" fo:font-size="13pt" style:text-underline-style="none" fo:font-weight="normal" officeooo:rsid="00816057" style:font-size-asian="11.3500003814697pt" style:font-weight-asian="normal" style:font-size-complex="13pt" style:font-weight-complex="normal"/>
    </style:style>
    <style:style style:name="T42" style:family="text">
      <style:text-properties style:font-name="AnjaliOldLipi" fo:font-size="13pt" style:text-underline-style="none" fo:font-weight="normal" officeooo:rsid="0082a128" style:font-size-asian="11.3500003814697pt" style:font-weight-asian="normal" style:font-size-complex="13pt" style:font-weight-complex="normal"/>
    </style:style>
    <style:style style:name="T43" style:family="text">
      <style:text-properties style:font-name="AnjaliOldLipi" fo:font-size="13pt" style:text-underline-style="none" fo:font-weight="normal" officeooo:rsid="00865210" style:font-size-asian="11.3500003814697pt" style:font-weight-asian="normal" style:font-size-complex="13pt" style:font-weight-complex="normal"/>
    </style:style>
    <style:style style:name="T44" style:family="text">
      <style:text-properties style:font-name="AnjaliOldLipi" fo:font-size="13pt" style:text-underline-style="none" fo:font-weight="normal" officeooo:rsid="008765b6" style:font-size-asian="11.3500003814697pt" style:font-weight-asian="normal" style:font-size-complex="13pt" style:font-weight-complex="normal"/>
    </style:style>
    <style:style style:name="T45" style:family="text">
      <style:text-properties style:font-name="AnjaliOldLipi" fo:font-size="13pt" style:text-underline-style="none" fo:font-weight="normal" officeooo:rsid="008cf27a" style:font-size-asian="11.3500003814697pt" style:font-weight-asian="normal" style:font-size-complex="13pt" style:font-weight-complex="normal"/>
    </style:style>
    <style:style style:name="T46" style:family="text">
      <style:text-properties style:font-name="AnjaliOldLipi" fo:font-size="13pt" style:text-underline-style="none" fo:font-weight="normal" officeooo:rsid="0094a2fb" style:font-size-asian="11.3500003814697pt" style:font-weight-asian="normal" style:font-size-complex="13pt" style:font-weight-complex="normal"/>
    </style:style>
    <style:style style:name="T47" style:family="text">
      <style:text-properties style:font-name="AnjaliOldLipi" fo:font-size="13pt" style:text-underline-style="none" fo:font-weight="normal" officeooo:rsid="009567c1" style:font-size-asian="11.3500003814697pt" style:font-weight-asian="normal" style:font-size-complex="13pt" style:font-weight-complex="normal"/>
    </style:style>
    <style:style style:name="T48" style:family="text">
      <style:text-properties style:font-name="AnjaliOldLipi" fo:font-size="13pt" style:text-underline-style="none" fo:font-weight="normal" officeooo:rsid="00988c09" style:font-size-asian="11.3500003814697pt" style:font-weight-asian="normal" style:font-size-complex="13pt" style:font-weight-complex="normal"/>
    </style:style>
    <style:style style:name="T49" style:family="text">
      <style:text-properties style:font-name="AnjaliOldLipi" fo:font-size="13pt" style:text-underline-style="none" fo:font-weight="normal" officeooo:rsid="00a5dfb3" style:font-size-asian="11.3500003814697pt" style:font-weight-asian="normal" style:font-size-complex="13pt" style:font-weight-complex="normal"/>
    </style:style>
    <style:style style:name="T50" style:family="text">
      <style:text-properties style:font-name="AnjaliOldLipi" fo:font-size="13pt" style:text-underline-style="none" fo:font-weight="normal" officeooo:rsid="00a758a2" style:font-size-asian="11.3500003814697pt" style:font-weight-asian="normal" style:font-size-complex="13pt" style:font-weight-complex="normal"/>
    </style:style>
    <style:style style:name="T51" style:family="text">
      <style:text-properties style:font-name="AnjaliOldLipi" fo:font-size="13pt" style:text-underline-style="none" fo:font-weight="normal" officeooo:rsid="00a85c19" style:font-size-asian="11.3500003814697pt" style:font-weight-asian="normal" style:font-size-complex="13pt" style:font-weight-complex="normal"/>
    </style:style>
    <style:style style:name="T52" style:family="text">
      <style:text-properties style:font-name="AnjaliOldLipi" fo:font-size="13pt" style:text-underline-style="none" fo:font-weight="normal" officeooo:rsid="00a993b9" style:font-size-asian="11.3500003814697pt" style:font-weight-asian="normal" style:font-size-complex="13pt" style:font-weight-complex="normal"/>
    </style:style>
    <style:style style:name="T53" style:family="text">
      <style:text-properties style:font-name="AnjaliOldLipi" fo:font-size="13pt" style:text-underline-style="none" fo:font-weight="normal" officeooo:rsid="00b13c0f" style:font-size-asian="11.3500003814697pt" style:font-weight-asian="normal" style:font-size-complex="13pt" style:font-weight-complex="normal"/>
    </style:style>
    <style:style style:name="T54" style:family="text">
      <style:text-properties style:font-name="AnjaliOldLipi" fo:font-size="13pt" style:text-underline-style="none" fo:font-weight="normal" officeooo:rsid="00b379d2" style:font-size-asian="11.3500003814697pt" style:font-weight-asian="normal" style:font-size-complex="13pt" style:font-weight-complex="normal"/>
    </style:style>
    <style:style style:name="T55" style:family="text">
      <style:text-properties style:font-name="AnjaliOldLipi" fo:font-size="13pt" style:text-underline-style="none" fo:font-weight="normal" officeooo:rsid="00b6b931" style:font-size-asian="11.3500003814697pt" style:font-weight-asian="normal" style:font-size-complex="13pt" style:font-weight-complex="normal"/>
    </style:style>
    <style:style style:name="T56" style:family="text">
      <style:text-properties style:text-position="super 58%" style:font-name="AnjaliOldLipi" fo:font-size="13pt" style:text-underline-style="none" fo:font-weight="normal" style:font-size-asian="11.3500003814697pt" style:font-weight-asian="normal" style:font-size-complex="13pt" style:font-weight-complex="normal"/>
    </style:style>
    <style:style style:name="T57" style:family="text">
      <style:text-properties style:text-position="super 58%" style:font-name="AnjaliOldLipi" fo:font-size="13pt" style:text-underline-style="none" fo:font-weight="normal" officeooo:rsid="00384646" style:font-size-asian="11.3500003814697pt" style:font-weight-asian="normal" style:font-size-complex="13pt" style:font-weight-complex="normal"/>
    </style:style>
    <style:style style:name="T58" style:family="text">
      <style:text-properties style:text-position="super 58%" style:font-name="AnjaliOldLipi" fo:font-size="13pt" style:text-underline-style="none" fo:font-weight="normal" officeooo:rsid="004a19c3" style:font-size-asian="11.3500003814697pt" style:font-weight-asian="normal" style:font-size-complex="13pt" style:font-weight-complex="normal"/>
    </style:style>
    <style:style style:name="T59" style:family="text">
      <style:text-properties style:text-position="super 58%" style:font-name="AnjaliOldLipi" fo:font-size="13pt" style:text-underline-style="none" fo:font-weight="normal" officeooo:rsid="004dfb85" style:font-size-asian="11.3500003814697pt" style:font-weight-asian="normal" style:font-size-complex="13pt" style:font-weight-complex="normal"/>
    </style:style>
    <style:style style:name="T60" style:family="text">
      <style:text-properties style:text-position="super 58%" style:font-name="AnjaliOldLipi" fo:font-size="13pt" style:text-underline-style="none" fo:font-weight="normal" officeooo:rsid="0052066c" style:font-size-asian="11.3500003814697pt" style:font-weight-asian="normal" style:font-size-complex="13pt" style:font-weight-complex="normal"/>
    </style:style>
    <style:style style:name="T61" style:family="text">
      <style:text-properties style:text-position="super 58%" style:font-name="AnjaliOldLipi" fo:font-size="13pt" style:text-underline-style="none" fo:font-weight="normal" officeooo:rsid="006e5b0d" style:font-size-asian="11.3500003814697pt" style:font-weight-asian="normal" style:font-size-complex="13pt" style:font-weight-complex="normal"/>
    </style:style>
    <style:style style:name="T62" style:family="text">
      <style:text-properties officeooo:rsid="00b965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REST API</text:span></text:p>
      <text:p text:style-name="P15">Morning :</text:p>
      <text:p text:style-name="P15">--------------</text:p>
      <text:p text:style-name="P15"/>
      <text:p text:style-name="P16">Yesterday, we’ve seen an application which has frontend(html files due to json) service, data access and plus database.</text:p>
      <text:p text:style-name="P16"/>
      <text:p text:style-name="P1"><text:span text:style-name="T2"><text:tab/></text:span><text:span text:style-name="T3">Client ---&gt; [Web FrontEnd -----&gt; Service ------&gt; Data Access] -----&gt; Data Base</text:span></text:p>
      <text:p text:style-name="P1"><text:span text:style-name="T3"><text:tab/>And responce will be in reverse order </text:span><text:span text:style-name="T4">i.e in HTML</text:span></text:p>
      <text:p text:style-name="P17"/>
      <text:p text:style-name="P17"/>
      <text:p text:style-name="P2"><text:span text:style-name="T4">T</text:span><text:span text:style-name="T2">here is one more Model which is popular now-a-days</text:span></text:p>
      <text:p text:style-name="P2"><text:span text:style-name="T2"><text:tab/></text:span><text:span text:style-name="T6">1. </text:span><text:span text:style-name="T2">Consider, Indian Railway server</text:span></text:p>
      <text:p text:style-name="P18"/>
      <text:p text:style-name="P18"><text:tab/>[frontend ---- service ----- data access] ---------- Railway DataBase</text:p>
      <text:p text:style-name="P18"><text:tab/><text:tab/>Indian Govt Railway server</text:p>
      <text:p text:style-name="P18"/>
      <text:p text:style-name="P2"><text:span text:style-name="T2"><text:tab/></text:span><text:span text:style-name="T6">2. </text:span><text:span text:style-name="T2">Also we have other applications like paytm, makemytrip etc.</text:span></text:p>
      <text:p text:style-name="P18"/>
      <text:p text:style-name="P2"><text:span text:style-name="T2"><text:tab/></text:span><text:span text:style-name="T6">3. </text:span><text:span text:style-name="T2">Now what’s happening is client is sending requests(Ex : Train details) thru <text:tab/>Paytm, but Paytm doesn’t have railway server.</text:span></text:p>
      <text:p text:style-name="P18"/>
      <text:p text:style-name="P2"><text:span text:style-name="T6"><text:tab/>4. </text:span><text:span text:style-name="T2">S</text:span><text:span text:style-name="T5">o</text:span><text:span text:style-name="T2">, here paytm internally sends another request to Indian govt railway <text:tab/>application and the railway application process the requests and returns the <text:tab/>responce to paytm and </text:span><text:span text:style-name="T7">it returns the responce to the client.</text:span></text:p>
      <text:p text:style-name="P19"/>
      <text:p text:style-name="P20"><text:tab/>5. Same procedure is followed by other apps as well.</text:p>
      <text:p text:style-name="P20"/>
      <text:p text:style-name="P21"><text:tab/>6. Here the Indian Railway application contains Rest API which has public <text:tab/>methods, thru which the paytm is contacting the application.</text:p>
      <text:p text:style-name="P21"/>
      <text:p text:style-name="P21"/>
      <text:p text:style-name="P3"><text:span text:style-name="T8">R</text:span><text:span text:style-name="T2">EST : Representational State Transfer</text:span></text:p>
      <text:p text:style-name="P22"><text:tab/></text:p>
      <text:p text:style-name="P22"><text:tab/>Transfer – Sending/recieving</text:p>
      <text:p text:style-name="P22"><text:tab/>State – objects/ attributes/ fields</text:p>
      <text:p text:style-name="P4"><text:span text:style-name="T2"><text:tab/></text:span><text:span text:style-name="T14">Representational - The object, we’re sending to the 3</text:span><text:span text:style-name="T57">rd</text:span><text:span text:style-name="T14"> <text:s/>party app mightnot <text:tab/><text:tab/><text:tab/><text:tab/>read java object as Java objects are not language <text:tab/><text:tab/><text:tab/><text:tab/><text:tab/>independednt. So, the object we send should be language <text:tab/><text:tab/><text:tab/><text:tab/>independednt like Jsons, xmls etc. That means the data <text:tab/><text:tab/><text:tab/><text:tab/>send/recieve will be in representational in nature.</text:span></text:p>
      <text:p text:style-name="P3"><text:soft-page-break/><text:span text:style-name="T2"><text:tab/></text:span><text:span text:style-name="T15">Xml and Jsons are actually a very good way of represening data.</text:span></text:p>
      <text:p text:style-name="P22"/>
      <text:p text:style-name="P3"><text:span text:style-name="T2"><text:tab/></text:span><text:span text:style-name="T9">That means Object si what we’ll send and recieve here.</text:span></text:p>
      <text:p text:style-name="P23"/>
      <text:p text:style-name="P5"><text:span text:style-name="T9"><text:tab/>C</text:span><text:span text:style-name="T2">lient ----&gt; 3</text:span><text:span text:style-name="T56">rd</text:span><text:span text:style-name="T2"> Party App</text:span><text:span text:style-name="T12">[An app like paytm which have it’s own front end and <text:tab/>backend]</text:span><text:span text:style-name="T2"> </text:span><text:span text:style-name="T10">or Front End</text:span><text:span text:style-name="T2"> </text:span><text:span text:style-name="T13">[can be JavaScript, php, reactjs, angularjs etc.]</text:span><text:span text:style-name="T2">------&gt; <text:tab/></text:span><text:span text:style-name="T11">[</text:span><text:span text:style-name="T2">Rest API of the application --&gt; Service ---&gt; Data Access</text:span><text:span text:style-name="T11">]</text:span><text:span text:style-name="T2"> ---&gt; DataBase.</text:span></text:p>
      <text:p text:style-name="P24"><text:tab/></text:p>
      <text:p text:style-name="P6"><text:span text:style-name="T2"><text:tab/>REST API has End Points thru which the 3</text:span><text:span text:style-name="T56">rd</text:span><text:span text:style-name="T2"> Party Application, connects to <text:tab/>the backend application.</text:span></text:p>
      <text:p text:style-name="P25"/>
      <text:p text:style-name="P6"><text:span text:style-name="T2"><text:tab/></text:span><text:span text:style-name="T16">Representing Data Thru xml -</text:span></text:p>
      <text:p text:style-name="P26"><text:tab/><text:tab/>&lt;employees&gt;</text:p>
      <text:p text:style-name="P26"><text:tab/><text:tab/>&lt;emp&gt;</text:p>
      <text:p text:style-name="P26"><text:tab/><text:tab/>&lt;id&gt;1&lt;/id&gt;</text:p>
      <text:p text:style-name="P26"><text:tab/><text:tab/>&lt;name&gt;moiz&lt;/name&gt;</text:p>
      <text:p text:style-name="P26"><text:tab/><text:tab/>&lt;/emp&gt;</text:p>
      <text:p text:style-name="P26"><text:tab/>But as we’ve seen in pom.xml it is more verbose.</text:p>
      <text:p text:style-name="P26"/>
      <text:p text:style-name="P26"><text:tab/>Hence jsons are mostly used now a days, as it’s less verbose and more user <text:tab/>friendly.</text:p>
      <text:p text:style-name="P26"/>
      <text:p text:style-name="P6"><text:span text:style-name="T16"><text:tab/></text:span><text:span text:style-name="T17">JSON : Java Script Object Notation</text:span></text:p>
      <text:p text:style-name="P27"><text:tab/></text:p>
      <text:p text:style-name="P6"><text:span text:style-name="T17"><text:tab/></text:span><text:span text:style-name="T18">Representing data thru json,</text:span></text:p>
      <text:p text:style-name="P28"><text:tab/><text:tab/>[ </text:p>
      <text:p text:style-name="P28"><text:tab/><text:tab/><text:tab/>{</text:p>
      <text:p text:style-name="P29"><text:tab/><text:tab/><text:tab/><text:tab/>“id” : 1</text:p>
      <text:p text:style-name="P29"><text:tab/><text:tab/><text:tab/><text:tab/>“name” : “moix”</text:p>
      <text:p text:style-name="P29"><text:tab/><text:tab/><text:tab/>},</text:p>
      <text:p text:style-name="P29"><text:tab/><text:tab/><text:tab/>{</text:p>
      <text:p text:style-name="P29"><text:tab/><text:tab/><text:tab/><text:tab/>“id”: 2</text:p>
      <text:p text:style-name="P29"><text:tab/><text:tab/><text:tab/><text:tab/>“name” : “rutwik”</text:p>
      <text:p text:style-name="P29"><text:tab/><text:tab/><text:tab/>}</text:p>
      <text:p text:style-name="P29"><text:tab/><text:tab/>]</text:p>
      <text:p text:style-name="P29"><text:tab/></text:p>
      <text:p text:style-name="P6"><text:span text:style-name="T18"><text:tab/></text:span><text:span text:style-name="T19">In Js there is no concept of lists, sets etc. SO, if were to give multiple objects <text:tab/>as a list, we have to give them in an array.</text:span></text:p>
      <text:p text:style-name="P30"/>
      <text:p text:style-name="P7"><text:span text:style-name="T18"><text:tab/>S</text:span><text:span text:style-name="T2">imple JS object starts with { and ends with } with fields in between.</text:span></text:p>
      <text:p text:style-name="P31"/>
      <text:p text:style-name="P7"><text:soft-page-break/><text:span text:style-name="T2"><text:tab/></text:span><text:span text:style-name="T20">Here, mentioning the fields will be sufficient, no need to mention getters and <text:tab/>setters.</text:span></text:p>
      <text:p text:style-name="P32"><text:tab/></text:p>
      <text:p text:style-name="P7"><text:span text:style-name="T20"><text:tab/></text:span><text:span text:style-name="T21">So, here, if we wanna send our object to 3</text:span><text:span text:style-name="T58">rd</text:span><text:span text:style-name="T21"> party app, we’ll convert the result <text:tab/>into json and we’ll be sending that json to the 3</text:span><text:span text:style-name="T58">rd</text:span><text:span text:style-name="T21"> party app.</text:span></text:p>
      <text:p text:style-name="P33"><text:tab/></text:p>
      <text:p text:style-name="P7"><text:span text:style-name="T21"><text:tab/></text:span><text:span text:style-name="T22">Also, the add requests we get will also be in json format. </text:span><text:span text:style-name="T23">i.e the 3</text:span><text:span text:style-name="T59">rd</text:span><text:span text:style-name="T23"> Party <text:tab/>application, send the add <text:s/>request in json format.</text:span></text:p>
      <text:p text:style-name="P34"/>
      <text:p text:style-name="P7"><text:span text:style-name="T23"><text:tab/></text:span><text:span text:style-name="T24">So, based on usage and requirement, we’ll be converting from json to java <text:tab/>object and hava object to json.</text:span></text:p>
      <text:p text:style-name="P35"/>
      <text:p text:style-name="P7"><text:span text:style-name="T24"><text:tab/></text:span><text:span text:style-name="T25">The importatnt thing is, the result objects we get here, are only for some 3</text:span><text:span text:style-name="T60">rd</text:span><text:span text:style-name="T25"> <text:tab/>party, but not for end user. As end user never direclty uses RestAPI, they’ll <text:tab/>be using it thru some application like paytm, railway example.</text:span></text:p>
      <text:p text:style-name="P36"/>
      <text:p text:style-name="P36"><text:tab/>------------------------------</text:p>
      <text:p text:style-name="P36"/>
      <text:p text:style-name="P7"><text:span text:style-name="T25"><text:tab/></text:span><text:span text:style-name="T26">For Rest, no need to lean any new protocol, we’ll be usinh HTTP protocol, <text:tab/>so, the methods in HTTP protocol only we’ll be using.</text:span></text:p>
      <text:p text:style-name="P37"/>
      <text:p text:style-name="P7"><text:span text:style-name="T26"><text:tab/><text:tab/></text:span><text:span text:style-name="T27">Rest based on HTTP</text:span></text:p>
      <text:p text:style-name="P38"><text:tab/><text:tab/>HTTP based on TCP/ IP</text:p>
      <text:p text:style-name="P38"><text:tab/><text:tab/>HTTP – Stateless in nature</text:p>
      <text:p text:style-name="P38"><text:tab/></text:p>
      <text:p text:style-name="P7"><text:span text:style-name="T27"><text:tab/><text:tab/></text:span><text:span text:style-name="T28">Statefull work is done for n no.of.things, but login management is one <text:tab/><text:tab/>of the most common scenario of it. </text:span><text:span text:style-name="T29">It’s one of the used case of the <text:tab/><text:tab/><text:tab/>stateful work.</text:span></text:p>
      <text:p text:style-name="P39"><text:tab/></text:p>
      <text:p text:style-name="P7"><text:span text:style-name="T28"><text:tab/>- </text:span><text:span text:style-name="T30">As Rest is based on HTTP, it’s stateless.</text:span></text:p>
      <text:p text:style-name="P7"><text:span text:style-name="T30"><text:tab/>- One of the main guidelines of Res is Rest </text:span><text:span text:style-name="T31">requests</text:span><text:span text:style-name="T30"> should be stateless in <text:tab/>nature. </text:span><text:span text:style-name="T32">The application can be stateful one, but the request should be <text:tab/>stateless. </text:span></text:p>
      <text:p text:style-name="P7"><text:span text:style-name="T28"><text:tab/> <text:s text:c="6"/></text:span><text:span text:style-name="T33">In other words simple, request2, should not be dependent on request 1</text:span></text:p>
      <text:p text:style-name="P40"><text:tab/></text:p>
      <text:p text:style-name="P7"><text:span text:style-name="T25"><text:tab/>- </text:span><text:span text:style-name="T34">In Rest we’ll basically hanbdling resources and the operatiosnwe can do on <text:tab/>the resources are CRUD operations.</text:span></text:p>
      <text:p text:style-name="P7"><text:span text:style-name="T34"><text:tab/><text:tab/>C <text:tab/></text:span><text:span text:style-name="T35">create<text:tab/>Post Http method</text:span></text:p>
      <text:p text:style-name="P7"><text:span text:style-name="T34"><text:tab/><text:tab/>R<text:tab/></text:span><text:span text:style-name="T35">read/fetch <text:tab/>GET Http method</text:span></text:p>
      <text:p text:style-name="P7"><text:span text:style-name="T34"><text:tab/><text:tab/>U<text:tab/></text:span><text:span text:style-name="T35">update<text:tab/>PUT Http method</text:span></text:p>
      <text:p text:style-name="P7"><text:span text:style-name="T34"><text:tab/><text:tab/>D<text:tab/></text:span><text:span text:style-name="T35">delete<text:tab/>Delete http method</text:span></text:p>
      <text:p text:style-name="P7"><text:soft-page-break/><text:span text:style-name="T25"><text:tab/>- </text:span><text:span text:style-name="T35">It doesn’t mean with GET method we cannot add the object, it’s just the <text:tab/>convention in REST that we use these methods just like we follow <text:tab/>conventions in java. </text:span><text:span text:style-name="T36">The methods are just the conventions.</text:span></text:p>
      <text:p text:style-name="P41"><text:tab/></text:p>
      <text:p text:style-name="P7"><text:span text:style-name="T36"><text:tab/>- </text:span><text:span text:style-name="T37">We’re not creating REST API for our consumption, it’ll be sued by 3</text:span><text:span text:style-name="T61">rd</text:span><text:span text:style-name="T37"> party/ <text:tab/>front end , so to make everyone understand , We’ll follow these conventions.</text:span></text:p>
      <text:p text:style-name="P42"/>
      <text:p text:style-name="P7"><text:span text:style-name="T37"><text:tab/>-&gt; </text:span><text:span text:style-name="T38">Idempotent : If we’re doing one operation and we’re repeating the same <text:tab/>operation, then the responces in both the operations shoul</text:span><text:span text:style-name="T39">d</text:span><text:span text:style-name="T38"> be same.</text:span></text:p>
      <text:p text:style-name="P43"><text:tab/></text:p>
      <text:p text:style-name="P7"><text:span text:style-name="T38"><text:tab/></text:span><text:span text:style-name="T40">As, REST based on HTTP, it’s a minimum that our application should be a <text:tab/>web application.</text:span></text:p>
      <text:p text:style-name="P44"/>
      <text:p text:style-name="P7"><text:span text:style-name="T40"><text:tab/></text:span><text:span text:style-name="T41">By default spring is using jsons. </text:span><text:span text:style-name="T42">If we use any other, we goota provide <text:tab/>converters.</text:span></text:p>
      <text:p text:style-name="P45"/>
      <text:p text:style-name="P45"><text:tab/></text:p>
      <text:p text:style-name="P7"><text:span text:style-name="T42"><text:tab/></text:span><text:span text:style-name="T43">In Rest, we’ll mark the class as @RestController, which is a combination of <text:tab/>@Controller and @ResponceBody.</text:span></text:p>
      <text:p text:style-name="P46"/>
      <text:p text:style-name="P7"><text:span text:style-name="T43"><text:tab/></text:span><text:span text:style-name="T44">And on the Get method we’ll mention @GetMethod(“/producsts/byId/{id}) and <text:tab/>teh method returns the objects.</text:span></text:p>
      <text:p text:style-name="P8"><text:span text:style-name="T44"><text:tab/>W</text:span><text:span text:style-name="T2">e can directly return employee, product and spring will directly convertr <text:tab/>them into jsons.</text:span></text:p>
      <text:p text:style-name="P47"/>
      <text:p text:style-name="P8"><text:span text:style-name="T2"><text:tab/></text:span><text:span text:style-name="T45">A Rquest contains 2 parts one is header and another is body . Data is mostly <text:tab/>sent in body example to add an ebject.</text:span></text:p>
      <text:p text:style-name="P48"/>
      <text:p text:style-name="P9"><text:span text:style-name="T45"><text:tab/></text:span><text:span text:style-name="T46">In HTTP responces, we’ll return status code also. </text:span><text:span text:style-name="T47">If request process <text:tab/>successfully, we’ll send some status code, if process is not succeessfull, we <text:tab/>need to send one status code. Based on this status code, the front end and <text:tab/>sttaus code will do something, if we gave status.OK, even if the app failer, <text:tab/>then we might crash the frontend also.</text:span></text:p>
      <text:p text:style-name="P8"><text:span text:style-name="T47"><text:tab/><text:tab/></text:span><text:span text:style-name="T48">200+ success codes</text:span></text:p>
      <text:p text:style-name="P49"><text:tab/><text:tab/>400+ <text:span text:style-name="T62">Client</text:span> error codes</text:p>
      <text:p text:style-name="P8"><text:span text:style-name="T47"><text:tab/><text:tab/></text:span><text:span text:style-name="T48">400 – bad request</text:span></text:p>
      <text:p text:style-name="P49"><text:tab/><text:tab/>401 – Unauthorized</text:p>
      <text:p text:style-name="P49"><text:tab/><text:tab/>402 – payment required</text:p>
      <text:p text:style-name="P49"><text:tab/><text:tab/>403 – forbidden</text:p>
      <text:p text:style-name="P49"><text:tab/><text:tab/>404 – not found</text:p>
      <text:p text:style-name="P49"><text:tab/><text:tab/>405 – method not alloed</text:p>
      <text:p text:style-name="P8"><text:soft-page-break/><text:span text:style-name="T48"><text:tab/><text:tab/>500+ </text:span><text:span text:style-name="T49">Server </text:span><text:span text:style-name="T48">errors </text:span><text:span text:style-name="T49">codes</text:span></text:p>
      <text:p text:style-name="P50"/>
      <text:p text:style-name="P8"><text:span text:style-name="T49"><text:tab/><text:tab/></text:span><text:span text:style-name="T50">We need to jackson dependenct to convert tom object to json and json to object.</text:span></text:p>
      <text:p text:style-name="P51"/>
      <text:p text:style-name="P51"/>
      <text:p text:style-name="P10"><text:span text:style-name="T50">F</text:span><text:span text:style-name="T2">or Handling we can create some methods and use them, using @ExceptionHandler(ProductNotFoundExceptio.</text:span><text:span text:style-name="T51">class</text:span><text:span text:style-name="T2">n)</text:span></text:p>
      <text:p text:style-name="P52"/>
      <text:p text:style-name="P11"><text:span text:style-name="T2">instead of using the above in every controller, we can use a centralizedexceptionhandler class with @RestControllerAdvice annotation and can work on it, </text:span><text:span text:style-name="T52">by keep theabove exception handler mathods there.</text:span></text:p>
      <text:p text:style-name="P53"/>
      <text:p text:style-name="P12"><text:span text:style-name="T52"><text:tab/>D</text:span><text:span text:style-name="T2">TO :</text:span></text:p>
      <text:p text:style-name="P54"><text:tab/>--------</text:p>
      <text:p text:style-name="P54"><text:tab/>Data Transfer Object.</text:p>
      <text:p text:style-name="P54"/>
      <text:p text:style-name="P55"><text:tab/>Until now, we’ve resturned Entity objects in serviceImpl. But it’s not correct.</text:p>
      <text:p text:style-name="P55"><text:tab/><text:tab/>Cuz, Entity represents Persistence System and Table so, and the table <text:tab/><text:tab/>can be way too big.</text:p>
      <text:p text:style-name="P55"/>
      <text:p text:style-name="P55"><text:tab/>DTO is used to transfer data from one layer to another.</text:p>
      <text:p text:style-name="P13"><text:span text:style-name="T2"><text:tab/><text:tab/></text:span><text:span text:style-name="T53">For some place, only employee id and name are required, but if send <text:tab/><text:tab/>whole entity, it may have department of Departtment, project of Project <text:tab/><text:tab/>type and all, which is not required.</text:span></text:p>
      <text:p text:style-name="P56"/>
      <text:p text:style-name="P11"><text:span text:style-name="T2"><text:tab/></text:span><text:span text:style-name="T54">So, we send EmployeeResponceDTO objects in this case.</text:span></text:p>
      <text:p text:style-name="P57"/>
      <text:p text:style-name="P14"><text:span text:style-name="T54"><text:tab/></text:span><text:span text:style-name="T2">We create a new class for DTO </text:span><text:span text:style-name="T55">like employeeDTO, ProductDTO etc.</text:span></text:p>
      <text:p text:style-name="P58"/>
      <text:p text:style-name="P59"/>
      <text:p text:style-name="P48"/>
      <text:p text:style-name="P47"/>
      <text:p text:style-name="P60"/>
      <text:p text:style-name="P60"><text:tab/></text:p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1"><text:tab/></text:p>
      <text:p text:style-name="P61"><text:tab/></text:p>
      <text:p text:style-name="P61"><text:tab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62"/>
      <text:p text:style-name="P62"/>
      <text:p text:style-name="P31"/>
      <text:p text:style-name="P25"/>
      <text:p text:style-name="P25"/>
      <text:p text:style-name="P21"/>
      <text:p text:style-name="P21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"/>
      <text:p text:style-name="P18"><text:tab/></text:p>
      <text:p text:style-name="P63"><text:tab/><text:tab/></text:p>
      <text:p text:style-name="P6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09:34:43.034666209</meta:creation-date>
    <dc:date>2022-12-03T09:54:36.904770045</dc:date>
    <meta:editing-duration>PT7H10M7S</meta:editing-duration>
    <meta:editing-cycles>120</meta:editing-cycles>
    <meta:generator>LibreOffice/7.3.7.2$Linux_X86_64 LibreOffice_project/30$Build-2</meta:generator>
    <meta:document-statistic meta:table-count="0" meta:image-count="0" meta:object-count="0" meta:page-count="7" meta:paragraph-count="113" meta:word-count="1118" meta:character-count="6701" meta:non-whitespace-character-count="5445"/>
  </office:meta>
</office:document-meta>
</file>